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apple-system1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3aed08" officeooo:paragraph-rsid="003aed08"/>
    </style:style>
    <style:style style:name="P2" style:family="paragraph" style:parent-style-name="Standard">
      <style:text-properties officeooo:rsid="003ca81a" officeooo:paragraph-rsid="003ca81a"/>
    </style:style>
    <style:style style:name="P3" style:family="paragraph" style:parent-style-name="Standard">
      <style:text-properties officeooo:rsid="003ca81a" officeooo:paragraph-rsid="003d3d87"/>
    </style:style>
    <style:style style:name="P4" style:family="paragraph" style:parent-style-name="Standard">
      <style:text-properties officeooo:rsid="003ca81a" officeooo:paragraph-rsid="003d9ed9"/>
    </style:style>
    <style:style style:name="P5" style:family="paragraph" style:parent-style-name="Standard">
      <style:text-properties officeooo:paragraph-rsid="003ca81a"/>
    </style:style>
    <style:style style:name="P6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7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rsid="0027953c" officeooo:paragraph-rsid="0027953c" fo:background-color="#566572" loext:padding="0cm" loext:border="none"/>
    </style:style>
    <style:style style:name="P8" style:family="paragraph" style:parent-style-name="Standard">
      <style:text-properties fo:font-variant="normal" fo:text-transform="none" fo:color="#ffffff" style:font-name="apple-system" fo:font-size="9.75pt" fo:letter-spacing="normal" fo:font-style="normal" fo:font-weight="normal" officeooo:paragraph-rsid="00255eb8" fo:background-color="#566572" loext:padding="0cm" loext:border="none"/>
    </style:style>
    <style:style style:name="P9" style:family="paragraph" style:parent-style-name="Standard">
      <style:text-properties officeooo:rsid="002e9fb7" officeooo:paragraph-rsid="002e9fb7"/>
    </style:style>
    <style:style style:name="P10" style:family="paragraph" style:parent-style-name="Standard">
      <style:text-properties officeooo:rsid="002b6ca0" officeooo:paragraph-rsid="002d9631"/>
    </style:style>
    <style:style style:name="P11" style:family="paragraph" style:parent-style-name="Standard">
      <style:text-properties officeooo:rsid="002b6ca0" officeooo:paragraph-rsid="002b6ca0"/>
    </style:style>
    <style:style style:name="P12" style:family="paragraph" style:parent-style-name="Standard">
      <style:text-properties officeooo:paragraph-rsid="002d9631"/>
    </style:style>
    <style:style style:name="P13" style:family="paragraph" style:parent-style-name="Standard">
      <style:text-properties officeooo:rsid="002b6355" officeooo:paragraph-rsid="002b6ca0"/>
    </style:style>
    <style:style style:name="P14" style:family="paragraph" style:parent-style-name="Standard">
      <style:text-properties officeooo:rsid="002b6355" officeooo:paragraph-rsid="002b6355"/>
    </style:style>
    <style:style style:name="P15" style:family="paragraph" style:parent-style-name="Standard">
      <style:text-properties officeooo:paragraph-rsid="002b6ca0"/>
    </style:style>
    <style:style style:name="P16" style:family="paragraph" style:parent-style-name="Standard">
      <style:text-properties officeooo:rsid="0038cbe8" officeooo:paragraph-rsid="0038cbe8"/>
    </style:style>
    <style:style style:name="P17" style:family="paragraph" style:parent-style-name="Standard">
      <style:text-properties officeooo:rsid="00341d13" officeooo:paragraph-rsid="00341d13"/>
    </style:style>
    <style:style style:name="P18" style:family="paragraph" style:parent-style-name="Standard">
      <style:text-properties officeooo:rsid="003155bb" officeooo:paragraph-rsid="003155bb"/>
    </style:style>
    <style:style style:name="P19" style:family="paragraph" style:parent-style-name="Standard">
      <style:text-properties officeooo:rsid="003617b9" officeooo:paragraph-rsid="003617b9"/>
    </style:style>
    <style:style style:name="P20" style:family="paragraph" style:parent-style-name="Standard">
      <style:text-properties officeooo:rsid="00309c82" officeooo:paragraph-rsid="00309c82"/>
    </style:style>
    <style:style style:name="P21" style:family="paragraph" style:parent-style-name="Standard">
      <style:text-properties officeooo:paragraph-rsid="00309c82"/>
    </style:style>
    <style:style style:name="P22" style:family="paragraph" style:parent-style-name="Standard">
      <style:text-properties officeooo:rsid="002fe393" officeooo:paragraph-rsid="002fe393"/>
    </style:style>
    <style:style style:name="P23" style:family="paragraph" style:parent-style-name="Standard">
      <style:text-properties officeooo:rsid="00255eb8" officeooo:paragraph-rsid="00255eb8"/>
    </style:style>
    <style:style style:name="P24" style:family="paragraph" style:parent-style-name="Standard">
      <style:text-properties officeooo:rsid="0022894f" officeooo:paragraph-rsid="0022894f"/>
    </style:style>
    <style:style style:name="P25" style:family="paragraph" style:parent-style-name="Standard">
      <style:text-properties officeooo:rsid="001d53c2" officeooo:paragraph-rsid="0020d9a0"/>
    </style:style>
    <style:style style:name="P26" style:family="paragraph" style:parent-style-name="Standard">
      <style:text-properties officeooo:rsid="001d53c2" officeooo:paragraph-rsid="001d53c2"/>
    </style:style>
    <style:style style:name="P27" style:family="paragraph" style:parent-style-name="Standard">
      <style:text-properties officeooo:paragraph-rsid="0020d9a0"/>
    </style:style>
    <style:style style:name="P28" style:family="paragraph" style:parent-style-name="Standard">
      <style:text-properties officeooo:rsid="001cd34e" officeooo:paragraph-rsid="001cd34e"/>
    </style:style>
    <style:style style:name="P29" style:family="paragraph" style:parent-style-name="Standard">
      <style:text-properties officeooo:rsid="001b77ce" officeooo:paragraph-rsid="001b77ce"/>
    </style:style>
    <style:style style:name="P30" style:family="paragraph" style:parent-style-name="Standard">
      <style:text-properties officeooo:rsid="0019e34f" officeooo:paragraph-rsid="0019e34f"/>
    </style:style>
    <style:style style:name="P31" style:family="paragraph" style:parent-style-name="Standard">
      <style:text-properties officeooo:paragraph-rsid="003d9ed9"/>
    </style:style>
    <style:style style:name="P32" style:family="paragraph" style:parent-style-name="Standard">
      <style:text-properties officeooo:paragraph-rsid="003f2d01"/>
    </style:style>
    <style:style style:name="P33" style:family="paragraph" style:parent-style-name="Standard">
      <style:text-properties officeooo:rsid="00410158" officeooo:paragraph-rsid="00410158"/>
    </style:style>
    <style:style style:name="P34" style:family="paragraph" style:parent-style-name="Standard">
      <style:text-properties officeooo:rsid="00423c18" officeooo:paragraph-rsid="00423c18"/>
    </style:style>
    <style:style style:name="P35" style:family="paragraph" style:parent-style-name="Standard">
      <style:text-properties officeooo:rsid="004401fe" officeooo:paragraph-rsid="004401fe"/>
    </style:style>
    <style:style style:name="P36" style:family="paragraph" style:parent-style-name="Standard">
      <style:text-properties officeooo:rsid="0045bcfe" officeooo:paragraph-rsid="0045bcfe"/>
    </style:style>
    <style:style style:name="P37" style:family="paragraph" style:parent-style-name="Standard">
      <style:text-properties officeooo:rsid="004a55c8" officeooo:paragraph-rsid="004a55c8"/>
    </style:style>
    <style:style style:name="P38" style:family="paragraph" style:parent-style-name="Standard">
      <style:paragraph-properties fo:break-before="page"/>
      <style:text-properties officeooo:rsid="003ca81a" officeooo:paragraph-rsid="003ca81a"/>
    </style:style>
    <style:style style:name="P39" style:family="paragraph" style:parent-style-name="Standard">
      <style:paragraph-properties fo:break-before="pag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afd7b" fo:background-color="#566572" loext:padding="0cm" loext:border="none"/>
    </style:style>
    <style:style style:name="P40" style:family="paragraph" style:parent-style-name="Standard">
      <style:paragraph-properties fo:break-before="page"/>
      <style:text-properties officeooo:rsid="002e9fb7" officeooo:paragraph-rsid="002e9fb7"/>
    </style:style>
    <style:style style:name="P41" style:family="paragraph" style:parent-style-name="Standard">
      <style:paragraph-properties fo:break-before="page"/>
      <style:text-properties officeooo:rsid="002d9631" officeooo:paragraph-rsid="002d9631"/>
    </style:style>
    <style:style style:name="P42" style:family="paragraph" style:parent-style-name="Standard">
      <style:paragraph-properties fo:break-before="page"/>
      <style:text-properties officeooo:rsid="003155bb" officeooo:paragraph-rsid="003155bb"/>
    </style:style>
    <style:style style:name="P43" style:family="paragraph" style:parent-style-name="Standard">
      <style:paragraph-properties fo:break-before="page"/>
      <style:text-properties officeooo:rsid="002fe393" officeooo:paragraph-rsid="002fe393"/>
    </style:style>
    <style:style style:name="P44" style:family="paragraph" style:parent-style-name="Standard">
      <style:paragraph-properties fo:break-before="page"/>
      <style:text-properties officeooo:rsid="00255eb8" officeooo:paragraph-rsid="00255eb8"/>
    </style:style>
    <style:style style:name="P45" style:family="paragraph" style:parent-style-name="Standard">
      <style:paragraph-properties fo:break-before="page"/>
      <style:text-properties officeooo:rsid="001d53c2" officeooo:paragraph-rsid="001d53c2"/>
    </style:style>
    <style:style style:name="P46" style:family="paragraph" style:parent-style-name="Standard">
      <style:paragraph-properties fo:break-before="page"/>
      <style:text-properties officeooo:rsid="0019e34f" officeooo:paragraph-rsid="0019e34f"/>
    </style:style>
    <style:style style:name="P47" style:family="paragraph" style:parent-style-name="Standard">
      <style:paragraph-properties fo:break-before="page"/>
      <style:text-properties officeooo:rsid="003d9ed9" officeooo:paragraph-rsid="003d9ed9"/>
    </style:style>
    <style:style style:name="P48" style:family="paragraph" style:parent-style-name="Standard">
      <style:paragraph-properties fo:break-before="page"/>
      <style:text-properties officeooo:paragraph-rsid="003d9ed9"/>
    </style:style>
    <style:style style:name="P49" style:family="paragraph" style:parent-style-name="Standard">
      <style:paragraph-properties fo:break-before="page"/>
      <style:text-properties officeooo:rsid="00410158" officeooo:paragraph-rsid="00410158"/>
    </style:style>
    <style:style style:name="P50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paragraph-rsid="00196d41" fo:background-color="#566572" loext:padding="0cm" loext:border="none"/>
    </style:style>
    <style:style style:name="P51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55eb8" officeooo:paragraph-rsid="00255eb8" fo:background-color="#566572" loext:padding="0cm" loext:border="none"/>
    </style:style>
    <style:style style:name="P52" style:family="paragraph" style:parent-style-name="Standard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ffff" style:font-name="apple-system" fo:font-size="9.75pt" fo:letter-spacing="normal" fo:font-style="normal" fo:font-weight="normal" officeooo:rsid="0022894f" officeooo:paragraph-rsid="0022894f" fo:background-color="#566572" loext:padding="0cm" loext:border="none"/>
    </style:style>
    <style:style style:name="P53" style:family="paragraph" style:parent-style-name="Standard">
      <style:paragraph-properties fo:margin-left="0.265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P54" style:family="paragraph" style:parent-style-name="Standard">
      <style:paragraph-properties fo:margin-left="0cm" fo:margin-right="0.265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style:font-name="apple-system" fo:font-size="9.75pt" fo:letter-spacing="normal" fo:font-style="normal" fo:font-weight="normal" officeooo:rsid="001b77ce" officeooo:paragraph-rsid="001b77ce" fo:background-color="#566572" loext:padding="0cm" loext:border="none"/>
    </style:style>
    <style:style style:name="P55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officeooo:rsid="001b77ce" officeooo:paragraph-rsid="001b77ce" loext:padding="0cm" loext:border="none"/>
    </style:style>
    <style:style style:name="P56" style:family="paragraph" style:parent-style-name="Standard">
      <style:paragraph-properties fo:margin-left="0cm" fo:margin-right="0.265cm" fo:margin-top="0.132cm" fo:margin-bottom="0.132cm" loext:contextual-spacing="false" fo:text-align="start" style:justify-single-word="false" fo:orphans="2" fo:widows="2" fo:text-indent="0cm" style:auto-text-indent="false"/>
      <style:text-properties loext:padding="0cm" loext:border="none"/>
    </style:style>
    <style:style style:name="T1" style:family="text">
      <style:text-properties officeooo:rsid="0018ca7d"/>
    </style:style>
    <style:style style:name="T2" style:family="text">
      <style:text-properties officeooo:rsid="001cd34e"/>
    </style:style>
    <style:style style:name="T3" style:family="text">
      <style:text-properties officeooo:rsid="001d53c2"/>
    </style:style>
    <style:style style:name="T4" style:family="text">
      <style:text-properties officeooo:rsid="0020d9a0"/>
    </style:style>
    <style:style style:name="T5" style:family="text">
      <style:text-properties officeooo:rsid="00255eb8"/>
    </style:style>
    <style:style style:name="T6" style:family="text">
      <style:text-properties officeooo:rsid="0027740b"/>
    </style:style>
    <style:style style:name="T7" style:family="text">
      <style:text-properties officeooo:rsid="0027953c"/>
    </style:style>
    <style:style style:name="T8" style:family="text">
      <style:text-properties officeooo:rsid="002a0fe4"/>
    </style:style>
    <style:style style:name="T9" style:family="text">
      <style:text-properties officeooo:rsid="002b6355"/>
    </style:style>
    <style:style style:name="T10" style:family="text">
      <style:text-properties officeooo:rsid="002b6ca0"/>
    </style:style>
    <style:style style:name="T11" style:family="text">
      <style:text-properties officeooo:rsid="002d9631"/>
    </style:style>
    <style:style style:name="T12" style:family="text">
      <style:text-properties officeooo:rsid="00301f91"/>
    </style:style>
    <style:style style:name="T13" style:family="text">
      <style:text-properties officeooo:rsid="00303c09"/>
    </style:style>
    <style:style style:name="T14" style:family="text">
      <style:text-properties officeooo:rsid="00309c82"/>
    </style:style>
    <style:style style:name="T15" style:family="text">
      <style:text-properties officeooo:rsid="0030c8c5"/>
    </style:style>
    <style:style style:name="T16" style:family="text">
      <style:text-properties officeooo:rsid="003617b9"/>
    </style:style>
    <style:style style:name="T17" style:family="text">
      <style:text-properties officeooo:rsid="0039f059"/>
    </style:style>
    <style:style style:name="T18" style:family="text">
      <style:text-properties officeooo:rsid="003ad953"/>
    </style:style>
    <style:style style:name="T19" style:family="text">
      <style:text-properties officeooo:rsid="003ca81a"/>
    </style:style>
    <style:style style:name="T20" style:family="text">
      <style:text-properties officeooo:rsid="003d0c0e"/>
    </style:style>
    <style:style style:name="T21" style:family="text">
      <style:text-properties officeooo:rsid="003d9ed9"/>
    </style:style>
    <style:style style:name="T22" style:family="text">
      <style:text-properties officeooo:rsid="003f2d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  <text:p text:style-name="Standard"/>
      <text:p text:style-name="Standard">//<text:span text:style-name="T1">Agrupamento pelo que possui mais livros fora</text:span></text:p>
      <text:p text:style-name="Standard">SELECT </text:p>
      <text:p text:style-name="Standard"><text:tab/>count(e.id) as 'Total de livros sem entrega'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s text:c="4"/>JOIN usuarios u ON e.usuario_id=u.id</text:p>
      <text:p text:style-name="Standard"><text:tab/>JOIN livros l ON e.livro_id=l.id</text:p>
      <text:p text:style-name="Standard">WHERE </text:p>
      <text:p text:style-name="Standard"><text:tab/>e.data_entrega is null </text:p>
      <text:p text:style-name="Standard"><text:tab/>GROUP BY u.nome </text:p>
      <text:p text:style-name="Standard"><text:tab/>ORDER BY 1 </text:p>
      <text:p text:style-name="Standard"><text:tab/>DESC LIMIT 1;</text:p>
      <text:p text:style-name="Standard"/>
      <text:p text:style-name="Standard"/>
      <text:p text:style-name="Standard"/>
      <text:p text:style-name="P46">Exercícios:</text:p>
      <text:p text:style-name="P30"/>
      <text:p text:style-name="P50">1.Usuario com a maior idade</text:p>
      <text:p text:style-name="P50">2.Usuario que fez o primeiro emprestimo</text:p>
      <text:p text:style-name="P50">3.Usuario com maio<text:span text:style-name="T2">r</text:span> periodo em atra<text:span text:style-name="T2">s</text:span>o</text:p>
      <text:p text:style-name="P50">4.Livro que mais foi emprestado</text:p>
      <text:p text:style-name="P50">5.Livro que menos foi emprestado</text:p>
      <text:p text:style-name="P52">6.Livros que nunca foram emprestados</text:p>
      <text:p text:style-name="P51">7.Livros menos empresatados e/ou não emprestados</text:p>
      <text:p text:style-name="P50"/>
      <text:p text:style-name="P54"/>
      <text:p text:style-name="P29">1)</text:p>
      <text:p text:style-name="Standard">SELECT </text:p>
      <text:p text:style-name="Standard"><text:s text:c="4"/>nome</text:p>
      <text:p text:style-name="Standard">FROM</text:p>
      <text:p text:style-name="Standard"><text:s text:c="4"/>usuarios</text:p>
      <text:p text:style-name="Standard">WHERE</text:p>
      <text:p text:style-name="Standard"><text:s text:c="4"/>data_nascimento IS NOT NULL</text:p>
      <text:p text:style-name="Standard">ORDER BY data_nascimento</text:p>
      <text:p text:style-name="Standard">LIMIT 1;</text:p>
      <text:p text:style-name="P56"/>
      <text:p text:style-name="P55">2)</text:p>
      <text:p text:style-name="P55">SELECT </text:p>
      <text:p text:style-name="P55"><text:s text:c="4"/>u.nome</text:p>
      <text:p text:style-name="P55">FROM</text:p>
      <text:p text:style-name="P55"><text:s text:c="4"/>emprestimos e</text:p>
      <text:p text:style-name="P55"><text:s text:c="8"/>JOIN</text:p>
      <text:p text:style-name="P55"><text:s text:c="4"/>usuarios u ON e.usuario_id = u.id</text:p>
      <text:p text:style-name="P55">ORDER BY data_retirada ASC</text:p>
      <text:p text:style-name="P55">LIMIT 1;</text:p>
      <text:p text:style-name="Standard"/>
      <text:p text:style-name="P28">3)</text:p>
      <text:p text:style-name="P28">SELECT </text:p>
      <text:p text:style-name="P28"><text:s text:c="4"/>u.nome</text:p>
      <text:p text:style-name="P28">FROM</text:p>
      <text:p text:style-name="P28"><text:s text:c="4"/>emprestimos e</text:p>
      <text:p text:style-name="P28"><text:s text:c="8"/>JOIN</text:p>
      <text:p text:style-name="P28"><text:s text:c="4"/>usuarios u ON u.id = e.usuario_id</text:p>
      <text:p text:style-name="P28">WHERE</text:p>
      <text:p text:style-name="P28"><text:s text:c="4"/>e.data_entrega IS NULL</text:p>
      <text:p text:style-name="P28"><text:s text:c="8"/>AND DATE_ADD(e.data_retirada,</text:p>
      <text:p text:style-name="P28"><text:s text:c="8"/>INTERVAL 3 DAY) &gt; NOW()</text:p>
      <text:p text:style-name="P28">ORDER BY e.data_retirada ASC</text:p>
      <text:p text:style-name="P28">LIMIT 1;</text:p>
      <text:p text:style-name="P28"/>
      <text:p text:style-name="P26"/>
      <text:p text:style-name="P45">4)</text:p>
      <text:p text:style-name="P26">SELECT </text:p>
      <text:p text:style-name="P26"><text:s text:c="4"/>COUNT(e.livro_id), l.titulo</text:p>
      <text:p text:style-name="P26">FROM</text:p>
      <text:p text:style-name="P26"><text:s text:c="4"/>emprestimos e</text:p>
      <text:p text:style-name="P26"><text:s text:c="8"/>JOIN</text:p>
      <text:p text:style-name="P26"><text:s text:c="4"/>livros l ON e.livro_id = l.id</text:p>
      <text:p text:style-name="P26">GROUP BY e.livro_id</text:p>
      <text:p text:style-name="P26">ORDER BY 1 DESC</text:p>
      <text:p text:style-name="P26">LIMIT 1;</text:p>
      <text:p text:style-name="P25"/>
      <text:p text:style-name="P25"><text:span text:style-name="T4">5</text:span>)</text:p>
      <text:p text:style-name="P25">SELECT </text:p>
      <text:p text:style-name="P25"><text:s text:c="4"/>COUNT(e.livro_id), l.titulo</text:p>
      <text:p text:style-name="P25">FROM</text:p>
      <text:p text:style-name="P25"><text:s text:c="4"/>emprestimos e</text:p>
      <text:p text:style-name="P25"><text:s text:c="8"/>JOIN</text:p>
      <text:p text:style-name="P25"><text:s text:c="4"/>livros l ON e.livro_id = l.id</text:p>
      <text:p text:style-name="P25">GROUP BY e.livro_id</text:p>
      <text:p text:style-name="P27"><text:span text:style-name="T3">ORDER BY 1 </text:span><text:span text:style-name="T4">ASC</text:span></text:p>
      <text:p text:style-name="P25">LIMIT 1;</text:p>
      <text:p text:style-name="P25"/>
      <text:p text:style-name="P24">6)</text:p>
      <text:p text:style-name="P24">SELECT </text:p>
      <text:p text:style-name="P24"><text:s text:c="4"/>l.titulo</text:p>
      <text:p text:style-name="P24">FROM</text:p>
      <text:p text:style-name="P24"><text:s text:c="4"/>livros l</text:p>
      <text:p text:style-name="P24"><text:s text:c="8"/>LEFT JOIN</text:p>
      <text:p text:style-name="P24"><text:s text:c="4"/>emprestimos e ON l.id = e.livro_id</text:p>
      <text:p text:style-name="P24">WHERE</text:p>
      <text:p text:style-name="P24"><text:s text:c="4"/>e.id IS NULL</text:p>
      <text:p text:style-name="P24"/>
      <text:p text:style-name="P23">7)</text:p>
      <text:p text:style-name="P23">SELECT </text:p>
      <text:p text:style-name="P23"><text:s text:c="4"/>COUNT(e.id) AS 'Total', l.titulo</text:p>
      <text:p text:style-name="P23">FROM</text:p>
      <text:p text:style-name="P23"><text:s text:c="4"/>livros l</text:p>
      <text:p text:style-name="P23"><text:s text:c="8"/>LEFT JOIN</text:p>
      <text:p text:style-name="P23"><text:s text:c="4"/>emprestimos e ON l.id = e.livro_id</text:p>
      <text:p text:style-name="P23">GROUP BY l.titulo</text:p>
      <text:p text:style-name="P23">ORDER BY 1 ASC</text:p>
      <text:p text:style-name="P23">LIMIT 1;</text:p>
      <text:p text:style-name="P44">//<text:span text:style-name="T6">entre determinados valores</text:span></text:p>
      <text:p text:style-name="P23">SELECT </text:p>
      <text:p text:style-name="P23"><text:s text:c="4"/>*</text:p>
      <text:p text:style-name="P23">FROM</text:p>
      <text:p text:style-name="P23"><text:s text:c="4"/>emprestimos e</text:p>
      <text:p text:style-name="P23">WHERE</text:p>
      <text:p text:style-name="P23"><text:s text:c="4"/>e.data_retirada BETWEEN '2020-06-10' AND '2020-06-15'</text:p>
      <text:p text:style-name="P23"/>
      <text:p text:style-name="P23"/>
      <text:p text:style-name="P23"/>
      <text:p text:style-name="P8"><text:span text:style-name="T5">Quero todos os livros que fo</text:span><text:span text:style-name="T7">ram</text:span><text:span text:style-name="T5"> entregue</text:span><text:span text:style-name="T7">s</text:span><text:span text:style-name="T5"> ou devolvido</text:span><text:span text:style-name="T7">s</text:span><text:span text:style-name="T5"> no periodo entre 10 e 15 do mes 06 </text:span><text:span text:style-name="T7">e </text:span>a soma de todos eles</text:p>
      <text:p text:style-name="P8"/>
      <text:p text:style-name="P7"/>
      <text:p text:style-name="P23">SELECT </text:p>
      <text:p text:style-name="P23"><text:s text:c="4"/>COUNT(e.livro_id) AS 'Total', l.titulo</text:p>
      <text:p text:style-name="P23">FROM</text:p>
      <text:p text:style-name="P23"><text:s text:c="4"/>emprestimos e</text:p>
      <text:p text:style-name="P23"><text:s text:c="8"/>JOIN</text:p>
      <text:p text:style-name="P23"><text:s text:c="4"/>livros l ON l.id = e.livro_id</text:p>
      <text:p text:style-name="P23">WHERE</text:p>
      <text:p text:style-name="P23"><text:s text:c="4"/>e.data_retirada BETWEEN '2020-06-17' AND '2020-06-18'</text:p>
      <text:p text:style-name="P23"><text:s text:c="8"/>OR e.data_entrega BETWEEN '2020-06-17' AND '2020-06-18'</text:p>
      <text:p text:style-name="P23">GROUP BY l.titulo;</text:p>
      <text:p text:style-name="P23"/>
      <text:p text:style-name="P23">//<text:span text:style-name="T8">livros que estão disponíveis</text:span></text:p>
      <text:p text:style-name="P23">SELECT </text:p>
      <text:p text:style-name="P23"><text:s text:c="4"/>l.titulo</text:p>
      <text:p text:style-name="P23">FROM</text:p>
      <text:p text:style-name="P23"><text:s text:c="4"/>livros l</text:p>
      <text:p text:style-name="P23"><text:s text:c="8"/>LEFT JOIN</text:p>
      <text:p text:style-name="P23"><text:s text:c="4"/>emprestimos e ON l.id = e.livro_id</text:p>
      <text:p text:style-name="P23">WHERE</text:p>
      <text:p text:style-name="P23"><text:s text:c="4"/>e.id IS NULL and e.data_entrega is null;</text:p>
      <text:p text:style-name="P23"/>
      <text:p text:style-name="P23"/>
      <text:p text:style-name="P22"/>
      <text:p text:style-name="P43">//<text:span text:style-name="T13">Informação de juros</text:span></text:p>
      <text:p text:style-name="P22">SELECT </text:p>
      <text:p text:style-name="P22"><text:s text:c="4"/>e.*,</text:p>
      <text:p text:style-name="P22"><text:s text:c="4"/>(SELECT </text:p>
      <text:p text:style-name="P22"><text:s text:c="12"/>multa</text:p>
      <text:p text:style-name="P22"><text:s text:c="8"/>FROM</text:p>
      <text:p text:style-name="P22"><text:s text:c="12"/>tarifas) AS 'mora',</text:p>
      <text:p text:style-name="P22"><text:s text:c="4"/>(SELECT </text:p>
      <text:p text:style-name="P22"><text:s text:c="12"/>(DATEDIFF(NOW(),</text:p>
      <text:p text:style-name="P22"><text:s text:c="24"/>DATE_ADD(e.data_retirada,</text:p>
      <text:p text:style-name="P22"><text:s text:c="28"/>INTERVAL 3 DAY)) * diaria)</text:p>
      <text:p text:style-name="P22"><text:s text:c="8"/>FROM</text:p>
      <text:p text:style-name="P22"><text:s text:c="12"/>tarifas) AS 'multa',</text:p>
      <text:p text:style-name="P22"><text:s text:c="4"/>DATEDIFF(NOW(),</text:p>
      <text:p text:style-name="P22"><text:s text:c="12"/>DATE_ADD(e.data_retirada,</text:p>
      <text:p text:style-name="P22"><text:s text:c="16"/>INTERVAL 3 DAY)) AS 'dias de atraso'</text:p>
      <text:p text:style-name="P22">FROM</text:p>
      <text:p text:style-name="P22"><text:s text:c="4"/>emprestimos e</text:p>
      <text:p text:style-name="P22">WHERE</text:p>
      <text:p text:style-name="P22"><text:s text:c="4"/>e.id = 12;</text:p>
      <text:p text:style-name="P22"/>
      <text:p text:style-name="P22">1.Quem mais <text:span text:style-name="T12">pega </text:span>livro, homem ou mulher?</text:p>
      <text:p text:style-name="P22">2.Qual o estado que mais pega livro?</text:p>
      <text:p text:style-name="P22">3.Qual o valor da maior multa?</text:p>
      <text:p text:style-name="P22">4.Qual o usuario com o maior valor de multa em aberto?</text:p>
      <text:p text:style-name="P22">5.Qual o livro que tem o maior valor de multa?</text:p>
      <text:p text:style-name="P22"/>
      <text:p text:style-name="P20">1)</text:p>
      <text:p text:style-name="P20">SELECT </text:p>
      <text:p text:style-name="P21"><text:span text:style-name="T14"><text:s text:c="4"/>COUNT(u.</text:span><text:span text:style-name="T15">genero</text:span><text:span text:style-name="T14">) as 'Total', </text:span></text:p>
      <text:p text:style-name="P21"><text:span text:style-name="T14"><text:s text:c="4"/>u.</text:span><text:span text:style-name="T15">genero</text:span><text:span text:style-name="T14"> as 'Gênero'</text:span></text:p>
      <text:p text:style-name="P20">FROM</text:p>
      <text:p text:style-name="P20"><text:s text:c="4"/>usuarios u</text:p>
      <text:p text:style-name="P20"><text:s text:c="8"/>JOIN</text:p>
      <text:p text:style-name="P20"><text:s text:c="4"/>emprestimos e ON e.usuario_id = u.id</text:p>
      <text:p text:style-name="P20">WHERE</text:p>
      <text:p text:style-name="P20"><text:s text:c="4"/>e.data_entrega IS NULL</text:p>
      <text:p text:style-name="P21"><text:span text:style-name="T14">GROUP BY u.</text:span><text:span text:style-name="T15">genero</text:span></text:p>
      <text:p text:style-name="P20">ORDER BY 1 DESC</text:p>
      <text:p text:style-name="P20">LIMIT 1</text:p>
      <text:p text:style-name="P20"/>
      <text:p text:style-name="P18"/>
      <text:p text:style-name="P42">2)</text:p>
      <text:p text:style-name="P18">SELECT </text:p>
      <text:p text:style-name="P18"><text:s text:c="4"/>COUNT(u.estado) as 'Total', </text:p>
      <text:p text:style-name="P18"><text:s text:c="4"/>u.estado as 'Gênero'</text:p>
      <text:p text:style-name="P18">FROM</text:p>
      <text:p text:style-name="P18"><text:s text:c="4"/>usuarios u</text:p>
      <text:p text:style-name="P18"><text:s text:c="8"/>JOIN</text:p>
      <text:p text:style-name="P18"><text:s text:c="4"/>emprestimos e ON e.usuario_id = u.id</text:p>
      <text:p text:style-name="P18">WHERE</text:p>
      <text:p text:style-name="P18"><text:s text:c="4"/>e.data_entrega IS NULL</text:p>
      <text:p text:style-name="P18">GROUP BY u.genero</text:p>
      <text:p text:style-name="P18">ORDER BY 1 DESC</text:p>
      <text:p text:style-name="P18">LIMIT 1</text:p>
      <text:p text:style-name="P18"/>
      <text:p text:style-name="P18"/>
      <text:p text:style-name="P18">3.<text:span text:style-name="T16">1</text:span>)</text:p>
      <text:p text:style-name="P18">SELECT </text:p>
      <text:p text:style-name="P18"><text:s text:c="4"/>u.nome,</text:p>
      <text:p text:style-name="P18"><text:s text:c="4"/>(SELECT </text:p>
      <text:p text:style-name="P18"><text:s text:c="12"/>(DATEDIFF(NOW(),</text:p>
      <text:p text:style-name="P18"><text:s text:c="24"/>DATE_ADD(e.data_retirada,</text:p>
      <text:p text:style-name="P18"><text:s text:c="28"/>INTERVAL 3 DAY)) * diaria + multa)</text:p>
      <text:p text:style-name="P18"><text:s text:c="8"/>FROM</text:p>
      <text:p text:style-name="P18"><text:s text:c="12"/>tarifas) AS 'multa',</text:p>
      <text:p text:style-name="P18"><text:s text:c="4"/>DATEDIFF(NOW(),</text:p>
      <text:p text:style-name="P18"><text:s text:c="12"/>DATE_ADD(e.data_retirada,</text:p>
      <text:p text:style-name="P18"><text:s text:c="16"/>INTERVAL 3 DAY)) AS 'dias de atraso'</text:p>
      <text:p text:style-name="P18">FROM</text:p>
      <text:p text:style-name="P18"><text:s text:c="4"/>emprestimos e</text:p>
      <text:p text:style-name="P18"><text:s text:c="8"/>JOIN</text:p>
      <text:p text:style-name="P18"><text:s text:c="4"/>usuarios u ON e.usuario_id = u.id</text:p>
      <text:p text:style-name="P18">ORDER BY 2 DESC</text:p>
      <text:p text:style-name="P18">LIMIT 1</text:p>
      <text:p text:style-name="P18"/>
      <text:p text:style-name="P19">3.2)</text:p>
      <text:p text:style-name="P19">SELECT </text:p>
      <text:p text:style-name="P19"><text:s text:c="4"/>e.data_retirada AS 'data retirada',</text:p>
      <text:p text:style-name="P19"><text:s text:c="4"/>e.data_retirada,</text:p>
      <text:p text:style-name="P19"><text:s text:c="4"/>DATEDIFF(e.data_entrega,</text:p>
      <text:p text:style-name="P19"><text:s text:c="12"/>DATE_ADD(e.data_retirada,</text:p>
      <text:p text:style-name="P19"><text:s text:c="16"/>INTERVAL 3 DAY)) AS 'dias de atraso',</text:p>
      <text:p text:style-name="P19"><text:s text:c="4"/>(SELECT </text:p>
      <text:p text:style-name="P19"><text:s text:c="12"/>t.multa</text:p>
      <text:p text:style-name="P19"><text:s text:c="8"/>FROM</text:p>
      <text:p text:style-name="P19"><text:s text:c="12"/>tarifas t) AS 'multa',</text:p>
      <text:p text:style-name="P19"><text:s text:c="4"/>(SELECT </text:p>
      <text:p text:style-name="P19"><text:s text:c="12"/>((DATEDIFF(e.data_entrega,</text:p>
      <text:p text:style-name="P19"><text:s text:c="24"/>DATE_ADD(e.data_retirada,</text:p>
      <text:p text:style-name="P19"><text:s text:c="28"/>INTERVAL 3 DAY))) * t.diaria)</text:p>
      <text:p text:style-name="P19"><text:s text:c="8"/>FROM</text:p>
      <text:p text:style-name="P19"><text:s text:c="12"/>tarifas t) AS 'mora',</text:p>
      <text:p text:style-name="P19"><text:s text:c="4"/>(SELECT </text:p>
      <text:p text:style-name="P19"><text:soft-page-break/><text:s text:c="12"/>SUM((DATEDIFF(e.data_entrega,</text:p>
      <text:p text:style-name="P19"><text:s text:c="24"/>DATE_ADD(e.data_retirada,</text:p>
      <text:p text:style-name="P19"><text:s text:c="28"/>INTERVAL 3 DAY))) * t.diaria) + t.multa</text:p>
      <text:p text:style-name="P19"><text:s text:c="8"/>FROM</text:p>
      <text:p text:style-name="P19"><text:s text:c="12"/>tarifas t) AS 'Total a pagar'</text:p>
      <text:p text:style-name="P19">FROM</text:p>
      <text:p text:style-name="P19"><text:s text:c="4"/>emprestimos e</text:p>
      <text:p text:style-name="P19">WHERE</text:p>
      <text:p text:style-name="P19"><text:s text:c="4"/>(e.data_entrega IS NULL</text:p>
      <text:p text:style-name="P19"><text:s text:c="8"/>AND DATE_ADD(e.data_retirada,</text:p>
      <text:p text:style-name="P19"><text:s text:c="8"/>INTERVAL 3 DAY) &lt; NOW())</text:p>
      <text:p text:style-name="P19"><text:s text:c="8"/>OR (DATEDIFF(e.data_entrega, e.data_retirada) &gt; 3</text:p>
      <text:p text:style-name="P19"><text:s text:c="8"/>AND DATEDIFF(e.data_entrega, e.data_retirada) IS NOT NULL)</text:p>
      <text:p text:style-name="P19">ORDER BY 6 DESC</text:p>
      <text:p text:style-name="P19">LIMIT 1;</text:p>
      <text:p text:style-name="P18"/>
      <text:p text:style-name="P17">4)</text:p>
      <text:p text:style-name="P17">SELECT </text:p>
      <text:p text:style-name="P17"><text:s text:c="4"/>u.nome,</text:p>
      <text:p text:style-name="P17"><text:s text:c="4"/>SUM((SELECT </text:p>
      <text:p text:style-name="P17"><text:s text:c="12"/>((t.diaria * (DATEDIFF(NOW(),</text:p>
      <text:p text:style-name="P17"><text:s text:c="24"/>DATE_ADD(e.data_retirada,</text:p>
      <text:p text:style-name="P17"><text:s text:c="28"/>INTERVAL 3 DAY)))) + t.multa)</text:p>
      <text:p text:style-name="P17"><text:s text:c="8"/>FROM</text:p>
      <text:p text:style-name="P17"><text:s text:c="12"/>tarifas t)) AS 'multa'</text:p>
      <text:p text:style-name="P17">FROM</text:p>
      <text:p text:style-name="P17"><text:s text:c="4"/>usuarios u</text:p>
      <text:p text:style-name="P17"><text:s text:c="8"/>INNER JOIN</text:p>
      <text:p text:style-name="P17"><text:s text:c="4"/>emprestimos e ON u.id = e.usuario_id</text:p>
      <text:p text:style-name="P17">WHERE</text:p>
      <text:p text:style-name="P17"><text:s text:c="4"/>e.data_entrega IS NULL</text:p>
      <text:p text:style-name="P17">GROUP BY u.nome</text:p>
      <text:p text:style-name="P17">ORDER BY 2 DESC</text:p>
      <text:p text:style-name="P17">LIMIT 1;</text:p>
      <text:p text:style-name="P17"/>
      <text:p text:style-name="P16">5)</text:p>
      <text:p text:style-name="P16">SELECT </text:p>
      <text:p text:style-name="P16"><text:s text:c="4"/>COUNT(l.id) AS 'Total', l.titulo</text:p>
      <text:p text:style-name="P16">FROM</text:p>
      <text:p text:style-name="P16"><text:s text:c="4"/>livros l</text:p>
      <text:p text:style-name="P16"><text:s text:c="8"/>INNER JOIN</text:p>
      <text:p text:style-name="P16"><text:s text:c="4"/>emprestimos e ON l.id = e.livro_id</text:p>
      <text:p text:style-name="P16">WHERE</text:p>
      <text:p text:style-name="P16"><text:s text:c="4"/>(e.data_entrega IS NULL</text:p>
      <text:p text:style-name="P16"><text:s text:c="8"/>AND DATE_ADD(e.data_retirada,</text:p>
      <text:p text:style-name="P16"><text:s text:c="8"/>INTERVAL 3 DAY) &lt; NOW())</text:p>
      <text:p text:style-name="P16"><text:s text:c="8"/>OR (DATE_ADD(e.data_retirada,</text:p>
      <text:p text:style-name="P16"><text:s text:c="8"/>INTERVAL 3 DAY) &lt; e.data_entrega)</text:p>
      <text:p text:style-name="P16">GROUP BY l.titulo</text:p>
      <text:p text:style-name="P16">ORDER BY 1</text:p>
      <text:p text:style-name="P16">LIMIT 1</text:p>
      <text:p text:style-name="P39">1. Total de livros Excluido e total de livros disponiveis</text:p>
      <text:p text:style-name="P6">2. Livros que estao como excluido e estao emprestados</text:p>
      <text:p text:style-name="P6">3. Livros que estao como disponivel, mas estao como emprestados em aberto</text:p>
      <text:p text:style-name="P6">4. Entre os livros excluido, qual o que mais teve emprestimo</text:p>
      <text:p text:style-name="P6">5. Entre os livros disponiveis, qual o que mais teve emprestimo</text:p>
      <text:p text:style-name="P6">6. Qual o usuario que mais emprestou livro que esta excluido</text:p>
      <text:p text:style-name="P53"/>
      <text:p text:style-name="P14">1)</text:p>
      <text:p text:style-name="P14">SELECT </text:p>
      <text:p text:style-name="P14"><text:s text:c="4"/>COUNT(situacao) AS 'Totais',</text:p>
      <text:p text:style-name="P14"><text:s text:c="4"/>situacao</text:p>
      <text:p text:style-name="P14">FROM</text:p>
      <text:p text:style-name="P14"><text:s text:c="4"/>livros</text:p>
      <text:p text:style-name="P14">GROUP BY situacao</text:p>
      <text:p text:style-name="P14"/>
      <text:p text:style-name="P14">2)</text:p>
      <text:p text:style-name="P14">SELECT </text:p>
      <text:p text:style-name="P14"><text:s text:c="4"/>l.titulo</text:p>
      <text:p text:style-name="P14">FROM</text:p>
      <text:p text:style-name="P14"><text:s text:c="4"/>livros l</text:p>
      <text:p text:style-name="P14"><text:s text:c="8"/>JOIN</text:p>
      <text:p text:style-name="P14"><text:s text:c="4"/>emprestimos e ON e.livro_id = l.id</text:p>
      <text:p text:style-name="P14">WHERE</text:p>
      <text:p text:style-name="P14"><text:s text:c="4"/>l.situacao = '<text:span text:style-name="T10">E</text:span>xcluido'</text:p>
      <text:p text:style-name="P14"><text:s text:c="8"/>AND e.data_entrega IS NULL</text:p>
      <text:p text:style-name="P14">GROUP BY l.titulo;</text:p>
      <text:p text:style-name="P14"/>
      <text:p text:style-name="P11">3)</text:p>
      <text:p text:style-name="P13">SELECT </text:p>
      <text:p text:style-name="P13"><text:s text:c="4"/>l.titulo</text:p>
      <text:p text:style-name="P13">FROM</text:p>
      <text:p text:style-name="P13"><text:s text:c="4"/>livros l</text:p>
      <text:p text:style-name="P13"><text:s text:c="8"/>JOIN</text:p>
      <text:p text:style-name="P13"><text:s text:c="4"/>emprestimos e ON e.livro_id = l.id</text:p>
      <text:p text:style-name="P13">WHERE</text:p>
      <text:p text:style-name="P15"><text:span text:style-name="T9"><text:s text:c="4"/>l.situacao = '</text:span><text:span text:style-name="T10">Disponivel</text:span><text:span text:style-name="T9">'</text:span></text:p>
      <text:p text:style-name="P13"><text:s text:c="8"/>AND e.data_entrega IS NULL</text:p>
      <text:p text:style-name="P13">GROUP BY l.titulo;</text:p>
      <text:p text:style-name="P13"/>
      <text:p text:style-name="P11">4)</text:p>
      <text:p text:style-name="P11">SELECT </text:p>
      <text:p text:style-name="P11"><text:tab/>count(l.titulo) as 'Quantidade',</text:p>
      <text:p text:style-name="P11"><text:s text:c="4"/>l.titulo</text:p>
      <text:p text:style-name="P11">FROM</text:p>
      <text:p text:style-name="P11"><text:s text:c="4"/>livros l</text:p>
      <text:p text:style-name="P11"><text:s text:c="8"/>JOIN</text:p>
      <text:p text:style-name="P11"><text:s text:c="4"/>emprestimos e ON e.livro_id = l.id</text:p>
      <text:p text:style-name="P11">WHERE</text:p>
      <text:p text:style-name="P11"><text:s text:c="4"/>l.situacao = 'Excluido'</text:p>
      <text:p text:style-name="P11">group by l.titulo</text:p>
      <text:p text:style-name="P11">order by 1 desc</text:p>
      <text:p text:style-name="P11">limit 1;</text:p>
      <text:p text:style-name="P41">5)</text:p>
      <text:p text:style-name="P10">SELECT </text:p>
      <text:p text:style-name="P10"><text:tab/>count(l.titulo) as 'Quantidade',</text:p>
      <text:p text:style-name="P10"><text:s text:c="4"/>l.titulo</text:p>
      <text:p text:style-name="P10">FROM</text:p>
      <text:p text:style-name="P10"><text:s text:c="4"/>livros l</text:p>
      <text:p text:style-name="P10"><text:s text:c="8"/>JOIN</text:p>
      <text:p text:style-name="P10"><text:s text:c="4"/>emprestimos e ON e.livro_id = l.id</text:p>
      <text:p text:style-name="P10">WHERE</text:p>
      <text:p text:style-name="P12"><text:span text:style-name="T10"><text:s text:c="4"/>l.situacao = '</text:span><text:span text:style-name="T11">Disponivel</text:span><text:span text:style-name="T10">'</text:span></text:p>
      <text:p text:style-name="P10">group by l.titulo</text:p>
      <text:p text:style-name="P10">order by 1 desc</text:p>
      <text:p text:style-name="P10">limit 1;</text:p>
      <text:p text:style-name="P10"/>
      <text:p text:style-name="P9">6)</text:p>
      <text:p text:style-name="P9">SELECT </text:p>
      <text:p text:style-name="P9"><text:s text:c="4"/>COUNT(e.usuario_id) AS 'Quantidade', l.titulo, u.nome</text:p>
      <text:p text:style-name="P9">FROM</text:p>
      <text:p text:style-name="P9"><text:s text:c="4"/>usuarios u</text:p>
      <text:p text:style-name="P9"><text:s text:c="8"/>JOIN</text:p>
      <text:p text:style-name="P9"><text:s text:c="4"/>emprestimos e ON e.usuario_id = u.id</text:p>
      <text:p text:style-name="P9"><text:s text:c="8"/>JOIN</text:p>
      <text:p text:style-name="P9"><text:s text:c="4"/>livros l ON e.livro_id = l.id</text:p>
      <text:p text:style-name="P9">WHERE</text:p>
      <text:p text:style-name="P9"><text:s text:c="4"/>l.situacao = 'Excluido'</text:p>
      <text:p text:style-name="P9">GROUP BY e.usuario_id</text:p>
      <text:p text:style-name="P9">ORDER BY 1 DESC</text:p>
      <text:p text:style-name="P9">LIMIT 1;</text:p>
      <text:p text:style-name="P40">//<text:span text:style-name="T17">faz 2 colunas virarem uma</text:span></text:p>
      <text:p text:style-name="P9">SELECT concat(u.login, ' | ', u.senha) as 'concatenando colunas' FROM usuarios u;</text:p>
      <text:p text:style-name="P9"/>
      <text:p text:style-name="Standard">SELECT substring_index(c.placa, '-', -1) as 'numeros', substring_index(c.placa, '-', 1) as 'letras' FROM consultas c; -- AAA - 2001 -- 1 0 -1</text:p>
      <text:p text:style-name="Standard"/>
      <text:p text:style-name="Standard">//Quais sao os usuarios que efetuaram mais de 10 consultas<text:line-break/>SELECT </text:p>
      <text:p text:style-name="Standard"><text:s text:c="4"/>v.*</text:p>
      <text:p text:style-name="Standard">FROM</text:p>
      <text:p text:style-name="Standard"><text:s text:c="4"/>(SELECT </text:p>
      <text:p text:style-name="Standard"><text:s text:c="8"/>COUNT(u.id) AS 'total', u.login</text:p>
      <text:p text:style-name="Standard"><text:s text:c="4"/>FROM</text:p>
      <text:p text:style-name="Standard"><text:s text:c="8"/>usuarios u</text:p>
      <text:p text:style-name="Standard"><text:s text:c="4"/>INNER JOIN consultas c ON u.id = c.usuario_id</text:p>
      <text:p text:style-name="Standard"><text:s text:c="4"/>GROUP BY u.id) v</text:p>
      <text:p text:style-name="Standard">WHERE</text:p>
      <text:p text:style-name="Standard"><text:s text:c="4"/>v.total &gt; 10</text:p>
      <text:p text:style-name="Standard"/>
      <text:p text:style-name="Standard">//<text:span text:style-name="T18">Quais são as placas de carros cujas letras são iguais</text:span></text:p>
      <text:p text:style-name="P1">1.1)</text:p>
      <text:p text:style-name="Standard">SELECT </text:p>
      <text:p text:style-name="Standard"><text:s text:c="4"/>letras_placas.letras</text:p>
      <text:p text:style-name="Standard">FROM</text:p>
      <text:p text:style-name="Standard"><text:s text:c="4"/>(SELECT </text:p>
      <text:p text:style-name="Standard"><text:s text:c="8"/>COUNT(c.placa) AS 'Total',</text:p>
      <text:p text:style-name="Standard"><text:s text:c="12"/>SUBSTRING_INDEX(c.placa, '-', 1) AS 'Letras'</text:p>
      <text:p text:style-name="Standard"><text:s text:c="4"/>FROM</text:p>
      <text:p text:style-name="Standard"><text:s text:c="8"/>consultas c</text:p>
      <text:p text:style-name="Standard"><text:s text:c="4"/>GROUP BY 2) letras_placas</text:p>
      <text:p text:style-name="Standard">WHERE</text:p>
      <text:p text:style-name="Standard"><text:s text:c="4"/>letras_placas.total &gt; 1</text:p>
      <text:p text:style-name="Standard"/>
      <text:p text:style-name="P1">1.2)</text:p>
      <text:p text:style-name="P1">SELECT </text:p>
      <text:p text:style-name="P1"><text:s text:c="4"/>c.placa</text:p>
      <text:p text:style-name="P1">FROM</text:p>
      <text:p text:style-name="P1"><text:s text:c="4"/>consultas c</text:p>
      <text:p text:style-name="P1">WHERE</text:p>
      <text:p text:style-name="P1"><text:s text:c="4"/>c.placa LIKE 'ATO%'</text:p>
      <text:p text:style-name="P1">GROUP BY 1</text:p>
      <text:p text:style-name="P1"/>
      <text:p text:style-name="P1"/>
      <text:p text:style-name="P2"/>
      <text:p text:style-name="P38"><text:span text:style-name="T21">1</text:span>) Qual o usuário com a maior quantidade de transações recusadas</text:p>
      <text:p text:style-name="P2"/>
      <text:p text:style-name="P2">SELECT </text:p>
      <text:p text:style-name="P2"><text:s text:c="4"/>u.login,</text:p>
      <text:p text:style-name="P2"><text:s text:c="4"/>GETTRANSACRECUSADABYUSER(u.id) AS 'Transações Recusadas'</text:p>
      <text:p text:style-name="P2">FROM</text:p>
      <text:p text:style-name="P2"><text:s text:c="4"/>usuarios u</text:p>
      <text:p text:style-name="P2">ORDER BY 2 DESC</text:p>
      <text:p text:style-name="P2">LIMIT 1;</text:p>
      <text:p text:style-name="P2"/>
      <text:p text:style-name="P2">CREATE FUNCTION `getTransacRecusadaByUser`(usu_id INT) RETURNS int(11)</text:p>
      <text:p text:style-name="P2">BEGIN</text:p>
      <text:p text:style-name="P2"><text:tab/>DECLARE resultado INT;</text:p>
      <text:p text:style-name="P2"><text:s text:c="4"/>SET resultado = (</text:p>
      <text:p text:style-name="P2"><text:s text:c="4"/>SELECT</text:p>
      <text:p text:style-name="P2"><text:s text:c="4"/>count(t.id)</text:p>
      <text:p text:style-name="P5"><text:span text:style-name="T19"><text:s text:c="4"/></text:span><text:span text:style-name="T20">FROM</text:span></text:p>
      <text:p text:style-name="P2"><text:s text:c="4"/>transacoes t</text:p>
      <text:p text:style-name="P5"><text:span text:style-name="T19"><text:s text:c="4"/></text:span><text:span text:style-name="T20">WHERE</text:span></text:p>
      <text:p text:style-name="P2"><text:s text:c="4"/>t.situacao = 'Recusado'</text:p>
      <text:p text:style-name="P5"><text:span text:style-name="T19"><text:s text:c="4"/></text:span><text:span text:style-name="T20">AND</text:span></text:p>
      <text:p text:style-name="P2"><text:s text:c="4"/>t.usuario_id = usu_id</text:p>
      <text:p text:style-name="P2"><text:s text:c="4"/>);</text:p>
      <text:p text:style-name="P2">RETURN resultado;</text:p>
      <text:p text:style-name="P2">END</text:p>
      <text:p text:style-name="P2"/>
      <text:p text:style-name="P2"/>
      <text:p text:style-name="P2"/>
      <text:p text:style-name="P2"/>
      <text:p text:style-name="P47">2) Exiba via função a porcentagem para cada forma de pagamento em cada usuario</text:p>
      <text:p text:style-name="P2">SELECT </text:p>
      <text:p text:style-name="P2"><text:s text:c="4"/>u.login,</text:p>
      <text:p text:style-name="P2"><text:s text:c="4"/>IF(GETPORCENTBOLETO(u.id) IS NULL,</text:p>
      <text:p text:style-name="P2"><text:s text:c="8"/>'00.00',</text:p>
      <text:p text:style-name="P2"><text:s text:c="8"/>GETPORCENTBOLETO(u.id)) AS 'Boleto',</text:p>
      <text:p text:style-name="P2"><text:s text:c="4"/>IF(GETPORCENTBOLETO(u.id) IS NULL,</text:p>
      <text:p text:style-name="P2"><text:s text:c="8"/>'100.00',</text:p>
      <text:p text:style-name="P2"><text:s text:c="8"/>100 - GETPORCENTBOLETO(u.id)) AS 'Cartao'</text:p>
      <text:p text:style-name="P2">FROM</text:p>
      <text:p text:style-name="P2"><text:s text:c="4"/>usuarios u</text:p>
      <text:p text:style-name="P2"/>
      <text:p text:style-name="P2"/>
      <text:p text:style-name="P2">CREATE FUNCTION `getPorcentBoleto`(usu_id int) RETURNS decimal(4,2)</text:p>
      <text:p text:style-name="P3">BEGIN </text:p>
      <text:p text:style-name="P3"><text:tab/>DECLARE resultado INT; </text:p>
      <text:p text:style-name="P3">SET resultado = (</text:p>
      <text:p text:style-name="P3">SELECT </text:p>
      <text:p text:style-name="P3">(count(t.bandeira)*100)/(SELECT COUNT(</text:p>
      <text:p text:style-name="P2">tr.id) </text:p>
      <text:p text:style-name="P3">FROM </text:p>
      <text:p text:style-name="P3">transacoes tr </text:p>
      <text:p text:style-name="P3">WHERE </text:p>
      <text:p text:style-name="P3">tr.usuario_id=usu_id) </text:p>
      <text:p text:style-name="P3">FROM </text:p>
      <text:p text:style-name="P3">transacoes t </text:p>
      <text:p text:style-name="P4">WHERE </text:p>
      <text:p text:style-name="P4">t.usuario_id = usu_id </text:p>
      <text:p text:style-name="P4">AND </text:p>
      <text:p text:style-name="P4">bandeira='Boleto' </text:p>
      <text:p text:style-name="P4">GROUP BY </text:p>
      <text:p text:style-name="P4">t.bandeira</text:p>
      <text:p text:style-name="P4">); </text:p>
      <text:p text:style-name="P4">RETURN </text:p>
      <text:p text:style-name="P4">resultado; </text:p>
      <text:p text:style-name="P4">END</text:p>
      <text:p text:style-name="P4"/>
      <text:p text:style-name="P4"/>
      <text:p text:style-name="P48"><text:span text:style-name="T21">3) Exiba via função a porcentagem geral para cada forma de pagamento</text:span></text:p>
      <text:p text:style-name="P31"/>
      <text:p text:style-name="P31"/>
      <text:p text:style-name="P31">SELECT </text:p>
      <text:p text:style-name="P31"><text:s text:c="4"/>GETBOLETOPORCENT() AS 'Boleto',</text:p>
      <text:p text:style-name="P31"><text:s text:c="4"/>(100 - GETBOLETOPORCENT()) AS 'Cartão';</text:p>
      <text:p text:style-name="P31"/>
      <text:p text:style-name="P31"/>
      <text:p text:style-name="P32">CREATE FUNCTION `getBoletoPorcent`() </text:p>
      <text:p text:style-name="P32">RETURNS decimal(4,2) </text:p>
      <text:p text:style-name="P32">BEGIN </text:p>
      <text:p text:style-name="P32">RETURN (SELECT </text:p>
      <text:p text:style-name="P32"><text:tab/>(count(t.id)*100)/(SELECT count(ta.id) FROM transacoes ta) as '<text:span text:style-name="T22">Total</text:span>' </text:p>
      <text:p text:style-name="P32">FROM transacoes t </text:p>
      <text:p text:style-name="P32">WHERE </text:p>
      <text:p text:style-name="P32"><text:tab/>t.bandeira='Boleto' </text:p>
      <text:p text:style-name="P32">GROUP BY t.bandeira); </text:p>
      <text:p text:style-name="P32">END</text:p>
      <text:p text:style-name="P49">1 – Crie uma view table para exibir os boletos vencidos</text:p>
      <text:p text:style-name="P33">2 – Crie uma view para exibir somente as consultas com resultado</text:p>
      <text:p text:style-name="P33">3 – Crie uma view para exibir as transações do mês ao lado do usuario responsável</text:p>
      <text:p text:style-name="P33">4 – Crie uma view que mostre o total de consultas aprovadas -3d -2d -1d</text:p>
      <text:p text:style-name="P33">5 – Crie uma view que mostre o total de consultas do mês passado, total deste mês e estimativa para mês seguinte.</text:p>
      <text:p text:style-name="P33"/>
      <text:p text:style-name="P34">1)</text:p>
      <text:p text:style-name="P35">SELECT </text:p>
      <text:p text:style-name="P35"><text:s text:c="4"/>*</text:p>
      <text:p text:style-name="P35">FROM</text:p>
      <text:p text:style-name="P35"><text:s text:c="4"/>transacoes</text:p>
      <text:p text:style-name="P35">WHERE</text:p>
      <text:p text:style-name="P35"><text:s text:c="4"/>bandeira = 'Boleto'</text:p>
      <text:p text:style-name="P35"><text:s text:c="8"/>AND data_captura IS NULL</text:p>
      <text:p text:style-name="P35"><text:s text:c="8"/>AND DATE_ADD(data_transacao, INTERVAL 3 DAY) &lt; NOW()</text:p>
      <text:p text:style-name="P35"/>
      <text:p text:style-name="P36">2)</text:p>
      <text:p text:style-name="P36">SELECT </text:p>
      <text:p text:style-name="P36"><text:s text:c="4"/>*</text:p>
      <text:p text:style-name="P36">FROM</text:p>
      <text:p text:style-name="P36"><text:s text:c="4"/>consultas</text:p>
      <text:p text:style-name="P36">WHERE</text:p>
      <text:p text:style-name="P36"><text:s text:c="4"/>retorno is not null</text:p>
      <text:p text:style-name="P36"/>
      <text:p text:style-name="P36">3)</text:p>
      <text:p text:style-name="P36">SELECT </text:p>
      <text:p text:style-name="P36"><text:s text:c="4"/>u.login, t.*</text:p>
      <text:p text:style-name="P36">FROM</text:p>
      <text:p text:style-name="P36"><text:s text:c="4"/>transacoes t</text:p>
      <text:p text:style-name="P36"><text:s text:c="8"/>INNER JOIN</text:p>
      <text:p text:style-name="P36"><text:s text:c="4"/>usuarios u ON t.usuario_id = u.id</text:p>
      <text:p text:style-name="P36">WHERE</text:p>
      <text:p text:style-name="P36"><text:s text:c="4"/>MONTH(t.data_transacao) = MONTH(CURRENT_DATE())</text:p>
      <text:p text:style-name="P36"/>
      <text:p text:style-name="P37">4)</text:p>
      <text:p text:style-name="P37">SELECT </text:p>
      <text:p text:style-name="P37"><text:s text:c="4"/>count(id) as 'Total',</text:p>
      <text:p text:style-name="P37"><text:s text:c="4"/>day(data_consulta) as 'Dia'</text:p>
      <text:p text:style-name="P37">FROM</text:p>
      <text:p text:style-name="P37"><text:s text:c="4"/>consultas</text:p>
      <text:p text:style-name="P37">WHERE</text:p>
      <text:p text:style-name="P37"><text:s text:c="4"/>retorno IS NOT NULL</text:p>
      <text:p text:style-name="P37"><text:s text:c="8"/>AND MONTH(data_consulta) = MONTH(CURDATE())</text:p>
      <text:p text:style-name="P37"><text:s text:c="8"/>and</text:p>
      <text:p text:style-name="P37"><text:s text:c="8"/>day(data_consulta) in (day(curdate()-3, day(curdate()-2, day(curdate()-1, day(curdate())</text:p>
      <text:p text:style-name="P37"><text:s text:c="8"/>group by day(data_consulta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open sanslight', 'Helvetica Neue', Helvetica, Arial, sans-serif"/>
    <style:font-face style:name="apple-system1" svg:font-family="apple-system, BlinkMacSystemFont, 'open sanslight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6-24T21:35:14.212049860</dc:date>
    <meta:editing-duration>PT6H40M13S</meta:editing-duration>
    <meta:editing-cycles>31</meta:editing-cycles>
    <meta:generator>LibreOffice/6.4.3.2$Linux_X86_64 LibreOffice_project/40$Build-2</meta:generator>
    <meta:document-statistic meta:table-count="0" meta:image-count="0" meta:object-count="0" meta:page-count="14" meta:paragraph-count="504" meta:word-count="1454" meta:character-count="10834" meta:non-whitespace-character-count="8231"/>
  </office:meta>
</office:document-meta>
</file>